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fill-color="#ffffff" draw:textarea-vertical-align="middle"/>
    </style:style>
    <style:style style:name="gr2" style:family="graphic" style:parent-style-name="standard">
      <style:graphic-properties svg:stroke-color="#000000" draw:fill-color="#ffffff" draw:opacity="0%" draw:textarea-horizontal-align="justify" draw:textarea-vertical-align="top" draw:auto-grow-height="false" fo:min-height="3.052cm" fo:min-width="7.3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262cm"/>
    </style:style>
    <style:style style:name="gr4" style:family="graphic" style:parent-style-name="objectwithoutfill">
      <style:graphic-properties svg:stroke-color="#000000" draw:fill="none" draw:fill-color="#000000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0.7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12.45cm" fo:min-width="0cm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3.724cm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2.962cm"/>
    </style:style>
    <style:style style:name="gr10" style:family="graphic" style:parent-style-name="objectwithoutfill">
      <style:graphic-properties svg:stroke-color="#000000" draw:fill="none" draw:fill-color="#ffffff" draw:textarea-vertical-align="middl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0cm"/>
    </style:style>
    <style:style style:name="gr12" style:family="graphic" style:parent-style-name="objectwithoutfill">
      <style:graphic-properties draw:stroke="dash" draw:stroke-dash="Ultrafine_20_Dotted_20__28_var_29_" svg:stroke-color="#000000" draw:fill="none" draw:fill-color="#000000" draw:textarea-vertical-align="middle"/>
    </style:style>
    <style:style style:name="gr13" style:family="graphic" style:parent-style-name="objectwithoutfill">
      <style:graphic-properties draw:stroke="dash" draw:stroke-dash="Fine_20_Dashed" svg:stroke-color="#000000" draw:fill="none" draw:fill-color="#000000" draw:textarea-vertical-align="middl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262cm"/>
    </style:style>
    <style:style style:name="gr15" style:family="graphic" style:parent-style-name="objectwithoutfill">
      <style:graphic-properties draw:stroke="dash" draw:stroke-dash="Ultrafine_20_Dotted_20__28_var_29_" svg:stroke-color="#000000" draw:fill="none" draw:fill-color="#ffffff" draw:textarea-vertical-align="middle"/>
    </style:style>
    <style:style style:name="gr16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7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3.945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008cm"/>
    </style:style>
    <style:style style:name="gr20" style:family="graphic" style:parent-style-name="objectwithoutfill">
      <style:graphic-properties svg:stroke-color="#000000" draw:fill="none" draw:fill-color="#000000" draw:textarea-vertical-align="middle"/>
    </style:style>
    <style:style style:name="gr21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.278cm"/>
    </style:style>
    <style:style style:name="gr22" style:family="graphic" style:parent-style-name="objectwithoutfill">
      <style:graphic-properties draw:stroke="dash" draw:stroke-dash="Fine_20_Dashed" svg:stroke-color="#000000" draw:fill="none" draw:fill-color="#ffffff" draw:textarea-vertical-align="middle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287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814cm" fo:min-width="4.358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9" style:family="graphic" style:parent-style-name="objectwithoutfill">
      <style:graphic-properties draw:stroke="solid" draw:stroke-dash="Fine_20_Dashed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svg:stroke-color="#000000" draw:fill="none" draw:fill-color="#ffffff" fo:min-height="0.276cm"/>
    </style:style>
    <style:style style:name="gr32" style:family="graphic" style:parent-style-name="objectwithoutfill">
      <style:graphic-properties draw:stroke="dash" draw:stroke-dash="Ultrafine_20_Dotted_20__28_var_29_" draw:fill="none" draw:textarea-vertical-align="middle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56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55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199cm" fo:min-width="0cm"/>
    </style:style>
    <style:style style:name="gr37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258cm" fo:min-width="0.055cm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135cm"/>
    </style:style>
    <style:style style:name="gr39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258cm" fo:min-width="0.51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8cm" fo:min-width="0cm"/>
    </style:style>
    <style:style style:name="gr41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4.072cm"/>
    </style:style>
    <style:style style:name="gr42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2.929cm"/>
    </style:style>
    <style:style style:name="gr43" style:family="graphic" style:parent-style-name="objectwithoutfill">
      <style:graphic-properties draw:stroke="dash" draw:stroke-dash="Fine_20_Dashed" svg:stroke-color="#000000" draw:fill="none" draw:fill-color="#ffffff" draw:textarea-vertical-align="middle"/>
    </style:style>
    <style:style style:name="gr44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45" style:family="graphic" style:parent-style-name="objectwithoutfill">
      <style:graphic-properties svg:stroke-color="#000000" draw:fill="none" draw:fill-color="#ffffff" draw:textarea-vertical-align="middle"/>
    </style:style>
    <style:style style:name="gr46" style:family="graphic" style:parent-style-name="objectwithoutfill">
      <style:graphic-properties draw:stroke="dash" draw:stroke-dash="Ultrafine_20_Dotted_20__28_var_29_" svg:stroke-color="#000000" draw:fill="none" draw:fill-color="#ffffff" draw:textarea-vertical-align="middle"/>
    </style:style>
    <style:style style:name="gr47" style:family="graphic" style:parent-style-name="standard">
      <style:graphic-properties svg:stroke-color="#000000" draw:fill="solid" draw:fill-color="#dddddd" draw:opacity="100%" draw:textarea-horizontal-align="justify" draw:textarea-vertical-align="middle" draw:auto-grow-height="false" fo:min-height="0.258cm" fo:min-width="1.024cm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389cm"/>
    </style:style>
    <style:style style:name="gr49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77cm" fo:min-width="0.287cm" fo:padding-top="0.142cm" fo:padding-bottom="0.142cm" fo:padding-left="0.267cm" fo:padding-right="0.267cm"/>
    </style:style>
    <style:style style:name="gr51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0.389cm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643cm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389cm"/>
    </style:style>
    <style:style style:name="gr55" style:family="graphic" style:parent-style-name="standard">
      <style:graphic-properties draw:stroke="none" svg:stroke-color="#000000" draw:fill="none" draw:fill-color="#ffffff" fo:min-height="0.239cm"/>
    </style:style>
    <style:style style:name="gr56" style:family="graphic" style:parent-style-name="standard">
      <style:graphic-properties draw:fill-color="#ffffff" draw:opacity="0%" draw:textarea-horizontal-align="justify" draw:textarea-vertical-align="middle" draw:auto-grow-height="false" fo:min-height="0.828cm" fo:min-width="0cm" draw:shadow="hidden" draw:shadow-opacity="0%"/>
    </style:style>
    <style:style style:name="gr57" style:family="graphic" style:parent-style-name="standard">
      <style:graphic-properties draw:fill-color="#ffffff" draw:opacity="0%" draw:textarea-horizontal-align="justify" draw:textarea-vertical-align="middle" draw:auto-grow-height="false" fo:min-height="0.827cm" fo:min-width="0cm" draw:shadow="hidden" draw:shadow-opacity="0%"/>
    </style:style>
    <style:style style:name="gr58" style:family="graphic" style:parent-style-name="standard">
      <style:graphic-properties draw:fill-color="#ffffff" draw:opacity="0%" draw:textarea-horizontal-align="justify" draw:textarea-vertical-align="middle" draw:auto-grow-height="false" fo:min-height="0.648cm" fo:min-width="0cm" draw:shadow="hidden" draw:shadow-opacity="0%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7cm" fo:min-width="0.159cm" draw:shadow="hidden"/>
    </style:style>
    <style:style style:name="gr60" style:family="graphic" style:parent-style-name="standard">
      <style:graphic-properties draw:stroke="none" svg:stroke-color="#000000" draw:fill="none" draw:fill-color="#ffffff" fo:min-height="1.02cm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08cm"/>
    </style:style>
    <style:style style:name="gr62" style:family="graphic" style:parent-style-name="standard">
      <style:graphic-properties draw:stroke="none" svg:stroke-color="#000000" draw:fill="none" draw:fill-color="#ffffff" fo:min-height="0.399cm"/>
    </style:style>
    <style:style style:name="gr63" style:family="graphic" style:parent-style-name="standard">
      <style:graphic-properties draw:stroke="none" svg:stroke-color="#000000" draw:fill="none" draw:fill-color="#ffffff" fo:min-height="2.798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 draw:opacity="0%"/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000000"/>
      <style:paragraph-properties fo:margin-top="0cm" fo:margin-bottom="0cm" fo:line-height="100%" fo:text-align="start"/>
      <style:text-properties fo:font-size="7pt" style:font-size-asian="7pt" style:font-size-complex="7pt"/>
    </style:style>
    <style:style style:name="P8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loext:graphic-properties draw:fill="none" draw:fill-color="#000000"/>
      <style:paragraph-properties fo:margin-top="0cm" fo:margin-bottom="0cm" fo:line-height="100%" fo:text-align="end"/>
      <style:text-properties fo:font-size="7pt" style:font-size-asian="7pt" style:font-size-complex="7pt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paragraph-properties fo:text-align="end"/>
    </style:style>
    <style:style style:name="P14" style:family="paragraph">
      <loext:graphic-properties draw:fill-color="#ffffff"/>
      <style:paragraph-properties fo:text-align="center"/>
      <style:text-properties fo:font-size="7pt" style:font-size-asian="12pt" style:font-size-complex="12pt"/>
    </style:style>
    <style:style style:name="P1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6" style:family="paragraph">
      <style:paragraph-properties fo:text-align="end"/>
    </style:style>
    <style:style style:name="P17" style:family="paragraph">
      <loext:graphic-properties draw:fill-color="#ffffff"/>
      <style:paragraph-properties fo:text-align="end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7pt" style:font-size-asian="7pt" style:font-size-complex="7pt"/>
    </style:style>
    <style:style style:name="P20" style:family="paragraph">
      <loext:graphic-properties draw:fill-color="#ffffff"/>
      <style:paragraph-properties fo:text-align="center"/>
      <style:text-properties fo:font-size="8pt"/>
    </style:style>
    <style:style style:name="P21" style:family="paragraph">
      <style:paragraph-properties fo:line-height="0.203cm" fo:text-align="center"/>
    </style:style>
    <style:style style:name="P22" style:family="paragraph">
      <loext:graphic-properties draw:fill-color="#ffffff"/>
      <style:paragraph-properties fo:line-height="0.203cm" fo:text-align="center"/>
      <style:text-properties fo:font-size="7pt" style:font-size-asian="7pt" style:font-size-complex="7pt"/>
    </style:style>
    <style:style style:name="P23" style:family="paragraph">
      <style:paragraph-properties fo:margin-top="0cm" fo:margin-bottom="0cm" fo:line-height="0.203cm" fo:text-align="center"/>
    </style:style>
    <style:style style:name="P24" style:family="paragraph">
      <loext:graphic-properties draw:fill-color="#ffffff"/>
      <style:paragraph-properties fo:margin-top="0cm" fo:margin-bottom="0cm" fo:line-height="0.203cm" fo:text-align="center"/>
      <style:text-properties fo:font-size="7pt" style:font-size-asian="7pt" style:font-size-complex="7pt"/>
    </style:style>
    <style:style style:name="P25" style:family="paragraph">
      <loext:graphic-properties draw:fill="solid" draw:fill-color="#ffffff" draw:opacity="100%"/>
      <style:paragraph-properties fo:text-align="center"/>
      <style:text-properties fo:font-size="8pt"/>
    </style:style>
    <style:style style:name="P26" style:family="paragraph">
      <loext:graphic-properties draw:fill="none" draw:fill-color="#ffffff"/>
      <style:text-properties fo:font-size="4pt" style:font-size-asian="4pt" style:font-size-complex="4pt"/>
    </style:style>
    <style:style style:name="P27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paragraph-properties fo:text-align="center"/>
      <style:text-properties fo:font-size="7pt"/>
    </style:style>
    <style:style style:name="P29" style:family="paragraph">
      <loext:graphic-properties draw:fill="solid" draw:fill-color="#dddddd" draw:opacity="100%"/>
      <style:paragraph-properties fo:text-align="center"/>
      <style:text-properties fo:font-size="8pt"/>
    </style:style>
    <style:style style:name="P30" style:family="paragraph">
      <loext:graphic-properties draw:fill="none"/>
      <style:paragraph-properties fo:text-align="start"/>
      <style:text-properties fo:font-size="7pt" style:font-size-asian="7pt" style:font-size-complex="7pt"/>
    </style:style>
    <style:style style:name="P31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32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P33" style:family="paragraph">
      <loext:graphic-properties draw:fill-color="#ffffff" draw:opacity="0%"/>
      <style:paragraph-properties fo:text-align="center"/>
    </style:style>
    <style:style style:name="P34" style:family="paragraph">
      <loext:graphic-properties draw:fill="none" draw:fill-color="#ffffff"/>
      <style:text-properties fo:font-size="6.5pt" style:font-size-asian="18pt" style:font-size-complex="18pt"/>
    </style:style>
    <style:style style:name="P35" style:family="paragraph">
      <loext:graphic-properties draw:fill="none" draw:fill-color="#ffffff"/>
      <style:text-properties fo:font-size="7pt" style:font-size-asian="18pt" style:font-size-complex="18pt"/>
    </style:style>
    <style:style style:name="P36" style:family="paragraph">
      <loext:graphic-properties draw:fill="none" draw:fill-color="#ffffff"/>
      <style:paragraph-properties fo:text-align="end"/>
      <style:text-properties fo:font-size="5pt" style:font-size-asian="18pt" style:font-size-complex="18pt"/>
    </style:style>
    <style:style style:name="P37" style:family="paragraph">
      <style:paragraph-properties>
        <style:tab-stops>
          <style:tab-stop style:position="2.001cm"/>
        </style:tab-stops>
      </style:paragraph-properties>
      <style:text-properties fo:font-size="8pt" style:font-size-asian="18pt" style:font-size-complex="18pt"/>
    </style:style>
    <style:style style:name="P38" style:family="paragraph">
      <loext:graphic-properties draw:fill="none" draw:fill-color="#ffffff"/>
      <style:paragraph-properties>
        <style:tab-stops>
          <style:tab-stop style:position="2.001cm"/>
        </style:tab-stops>
      </style:paragraph-properties>
      <style:text-properties fo:font-size="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7pt"/>
    </style:style>
    <style:style style:name="T8" style:family="text">
      <style:text-properties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6.5pt" style:font-size-asian="18pt" style:font-size-complex="18pt"/>
    </style:style>
    <style:style style:name="T10" style:family="text">
      <style:text-properties fo:font-size="7pt" style:font-size-asian="18pt" style:font-size-complex="18pt"/>
    </style:style>
    <style:style style:name="T11" style:family="text">
      <style:text-properties fo:font-size="5pt" style:font-size-asian="18pt" style:font-size-complex="18pt"/>
    </style:style>
    <style:style style:name="T1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096cm" svg:y1="18.907cm" svg:x2="8.748cm" svg:y2="17.637cm">
          <text:p/>
        </draw:line>
        <draw:line draw:style-name="gr1" draw:text-style-name="P1" draw:layer="layout" svg:x1="7.223cm" svg:y1="18.907cm" svg:x2="8.748cm" svg:y2="17.637cm">
          <text:p/>
        </draw:line>
        <draw:line draw:style-name="gr1" draw:text-style-name="P1" draw:layer="layout" svg:x1="6.334cm" svg:y1="18.907cm" svg:x2="8.749cm" svg:y2="17.637cm">
          <text:p/>
        </draw:line>
        <draw:line draw:style-name="gr1" draw:text-style-name="P1" draw:layer="layout" svg:x1="6.461cm" svg:y1="18.907cm" svg:x2="8.75cm" svg:y2="17.637cm">
          <text:p/>
        </draw:line>
        <draw:line draw:style-name="gr1" draw:text-style-name="P1" draw:layer="layout" svg:x1="8.112cm" svg:y1="19.034cm" svg:x2="8.749cm" svg:y2="17.637cm">
          <text:p/>
        </draw:line>
        <draw:line draw:style-name="gr1" draw:text-style-name="P1" draw:layer="layout" svg:x1="7.985cm" svg:y1="18.907cm" svg:x2="8.75cm" svg:y2="17.638cm">
          <text:p/>
        </draw:line>
        <draw:custom-shape draw:style-name="gr2" draw:text-style-name="P3" draw:layer="layout" svg:width="7.874cm" svg:height="3.302cm" svg:x="3.921cm" svg:y="16.24cm">
          <text:p text:style-name="P2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937cm" svg:y1="17.764cm" svg:x2="8.493cm" svg:y2="17.51cm">
          <text:p/>
        </draw:line>
        <draw:line draw:style-name="gr1" draw:text-style-name="P1" draw:layer="layout" svg:x1="4.937cm" svg:y1="17.891cm" svg:x2="8.493cm" svg:y2="17.51cm">
          <text:p/>
        </draw:line>
        <draw:custom-shape draw:style-name="gr3" draw:text-style-name="P5" draw:layer="layout" svg:width="0.762cm" svg:height="0.508cm" draw:transform="rotate (1.5707963267949) translate (2.905cm 20.304cm)">
          <text:p text:style-name="P4"><text:span text:style-name="T2">+36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9.89cm" svg:y1="16.24cm" svg:x2="9.89cm" svg:y2="2.524cm">
          <text:p text:style-name="P6"><text:span text:style-name="T2">yste</text:span><text:span text:style-name="T2">p</text:span></text:p>
          <text:p text:style-name="P6"><text:span text:style-name="T2"/></text:p>
        </draw:line>
        <draw:line draw:style-name="gr4" draw:text-style-name="P7" draw:layer="layout" svg:x1="10.144cm" svg:y1="16.24cm" svg:x2="10.144cm" svg:y2="2.524cm">
          <text:p text:style-name="P6"><text:span text:style-name="T2">ydir</text:span></text:p>
          <text:p text:style-name="P6"><text:span text:style-name="T2"/></text:p>
        </draw:line>
        <draw:custom-shape draw:style-name="gr5" draw:text-style-name="P8" draw:layer="layout" svg:width="1.27cm" svg:height="1.27cm" svg:x="9.255cm" svg:y="1.381cm">
          <text:p text:style-name="P4"><text:span text:style-name="T1">y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27cm" svg:height="1.27cm" svg:x="25.384cm" svg:y="1.381cm">
          <text:p text:style-name="P4"><text:span text:style-name="T1">ym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0" draw:layer="layout" svg:x1="10.525cm" svg:y1="1.508cm" svg:x2="25.385cm" svg:y2="1.508cm">
          <text:p text:style-name="P9"><text:span text:style-name="T2">vin</text:span></text:p>
          <text:p text:style-name="P9"><text:span text:style-name="T2"/></text:p>
        </draw:line>
        <draw:line draw:style-name="gr6" draw:text-style-name="P10" draw:layer="layout" svg:x1="10.525cm" svg:y1="1.762cm" svg:x2="25.385cm" svg:y2="1.762cm">
          <text:p text:style-name="P9"><text:span text:style-name="T2">gnd</text:span></text:p>
          <text:p text:style-name="P9"><text:span text:style-name="T2"/></text:p>
        </draw:line>
        <draw:line draw:style-name="gr4" draw:text-style-name="P10" draw:layer="layout" svg:x1="10.525cm" svg:y1="2.016cm" svg:x2="25.385cm" svg:y2="2.016cm">
          <text:p text:style-name="P9"><text:span text:style-name="T2">yst</text:span><text:span text:style-name="T2">ep</text:span></text:p>
          <text:p text:style-name="P9"><text:span text:style-name="T2"/></text:p>
        </draw:line>
        <draw:line draw:style-name="gr4" draw:text-style-name="P10" draw:layer="layout" svg:x1="10.525cm" svg:y1="2.27cm" svg:x2="25.385cm" svg:y2="2.27cm">
          <text:p text:style-name="P9"><text:span text:style-name="T2">ydir</text:span></text:p>
          <text:p text:style-name="P9"><text:span text:style-name="T2"/></text:p>
        </draw:line>
        <draw:line draw:style-name="gr4" draw:text-style-name="P7" draw:layer="layout" svg:x1="8.874cm" svg:y1="9.382cm" svg:x2="24.749cm" svg:y2="9.382cm">
          <text:p text:style-name="P6"><text:span text:style-name="T2"/></text:p>
        </draw:line>
        <draw:custom-shape draw:style-name="gr7" draw:text-style-name="P11" draw:layer="layout" svg:width="0.254cm" svg:height="12.7cm" svg:x="10.906cm" svg:y="3.0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254cm" svg:height="12.7cm" svg:x="25.384cm" svg:y="3.032cm">
          <text:p/>
          <draw:enhanced-geometry svg:viewBox="0 0 21600 21600" draw:type="rectangle" draw:enhanced-path="M 0 0 L 21600 0 21600 21600 0 21600 0 0 Z N"/>
        </draw:custom-shape>
        <draw:line draw:style-name="gr4" draw:text-style-name="P7" draw:layer="layout" svg:x1="6.842cm" svg:y1="16.24cm" svg:x2="6.842cm" svg:y2="14.97cm">
          <text:p text:style-name="P6"><text:span text:style-name="T2">adir</text:span></text:p>
          <text:p text:style-name="P6"><text:span text:style-name="T2"/></text:p>
        </draw:line>
        <draw:line draw:style-name="gr6" draw:text-style-name="P7" draw:layer="layout" svg:x1="3.54cm" svg:y1="16.621cm" svg:x2="3.54cm" svg:y2="5.699cm">
          <text:p text:style-name="P6"><text:span text:style-name="T2">vcc</text:span></text:p>
          <text:p text:style-name="P6"><text:span text:style-name="T2"/></text:p>
        </draw:line>
        <draw:line draw:style-name="gr4" draw:text-style-name="P7" draw:layer="layout" svg:x1="4.302cm" svg:y1="16.24cm" svg:x2="4.302cm" svg:y2="6.588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10.652cm" svg:y1="16.24cm" svg:x2="10.652cm" svg:y2="2.778cm">
          <text:p text:style-name="P6"><text:span text:style-name="T2">yli</text:span><text:span text:style-name="T2">m</text:span></text:p>
          <text:p text:style-name="P6"><text:span text:style-name="T2"/></text:p>
        </draw:line>
        <draw:line draw:style-name="gr4" draw:text-style-name="P7" draw:layer="layout" svg:x1="4.556cm" svg:y1="16.24cm" svg:x2="4.556cm" svg:y2="6.842cm">
          <text:p text:style-name="P6"><text:span text:style-name="T2">zlim</text:span></text:p>
          <text:p text:style-name="P6"><text:span text:style-name="T2"/></text:p>
        </draw:line>
        <draw:line draw:style-name="gr4" draw:text-style-name="P7" draw:layer="layout" svg:x1="6.08cm" svg:y1="16.24cm" svg:x2="6.08cm" svg:y2="9.128cm">
          <text:p text:style-name="P6"><text:span text:style-name="T2">xstep</text:span></text:p>
          <text:p text:style-name="P6"><text:span text:style-name="T2"/></text:p>
        </draw:line>
        <draw:line draw:style-name="gr4" draw:text-style-name="P7" draw:layer="layout" svg:x1="5.826cm" svg:y1="16.24cm" svg:x2="5.826cm" svg:y2="8.874cm">
          <text:p text:style-name="P6"><text:span text:style-name="T2">xdir</text:span></text:p>
          <text:p text:style-name="P6"><text:span text:style-name="T2"/></text:p>
        </draw:line>
        <draw:line draw:style-name="gr4" draw:text-style-name="P7" draw:layer="layout" svg:x1="5.572cm" svg:y1="16.24cm" svg:x2="5.572cm" svg:y2="8.62cm">
          <text:p text:style-name="P6"><text:span text:style-name="T2">xlim</text:span></text:p>
          <text:p text:style-name="P6"><text:span text:style-name="T2"/></text:p>
        </draw:line>
        <draw:custom-shape draw:style-name="gr8" draw:text-style-name="P11" draw:layer="layout" svg:width="14.224cm" svg:height="0.254cm" svg:x="11.16cm" svg:y="3.0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4.224cm" svg:height="0.254cm" svg:x="11.16cm" svg:y="15.4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3.462cm" svg:height="0.254cm" svg:x="11.668cm" svg:y="9.636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.08cm" svg:y1="9.128cm" svg:x2="6.461cm" svg:y2="9.128cm">
          <text:p/>
        </draw:line>
        <draw:line draw:style-name="gr10" draw:text-style-name="P1" draw:layer="layout" svg:x1="5.826cm" svg:y1="8.874cm" svg:x2="6.461cm" svg:y2="8.874cm">
          <text:p/>
        </draw:line>
        <draw:line draw:style-name="gr10" draw:text-style-name="P1" draw:layer="layout" svg:x1="5.572cm" svg:y1="8.62cm" svg:x2="6.461cm" svg:y2="8.62cm">
          <text:p/>
        </draw:line>
        <draw:custom-shape draw:style-name="gr11" draw:text-style-name="P12" draw:layer="layout" svg:width="0.254cm" svg:height="1.016cm" svg:x="6.461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5.318cm" svg:y1="16.24cm" svg:x2="5.318cm" svg:y2="7.858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4.81cm" svg:y1="16.24cm" svg:x2="4.81cm" svg:y2="7.35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5.064cm" svg:y1="16.24cm" svg:x2="5.064cm" svg:y2="7.604cm">
          <text:p text:style-name="P6"><text:span text:style-name="T2">drx</text:span></text:p>
          <text:p text:style-name="P6"><text:span text:style-name="T2"/></text:p>
        </draw:line>
        <draw:line draw:style-name="gr13" draw:text-style-name="P7" draw:layer="layout" svg:x1="2.27cm" svg:y1="19.542cm" svg:x2="2.27cm" svg:y2="4.683cm">
          <text:p text:style-name="P6"><text:span text:style-name="T2">usb</text:span></text:p>
          <text:p text:style-name="P6"><text:span text:style-name="T2"/></text:p>
        </draw:line>
        <draw:custom-shape draw:style-name="gr14" draw:text-style-name="P5" draw:layer="layout" svg:width="0.762cm" svg:height="0.254cm" draw:transform="rotate (1.5707963267949) translate (2.097cm 20.304cm)">
          <text:p text:style-name="P4"><text:span text:style-name="T2">u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7" draw:layer="layout" svg:x1="2.524cm" svg:y1="19.542cm" svg:x2="2.524cm" svg:y2="4.937cm">
          <text:p text:style-name="P6"><text:span text:style-name="T2">air</text:span></text:p>
          <text:p text:style-name="P6"><text:span text:style-name="T2"/></text:p>
        </draw:line>
        <draw:custom-shape draw:style-name="gr14" draw:text-style-name="P5" draw:layer="layout" svg:width="0.762cm" svg:height="0.254cm" draw:transform="rotate (1.5707963267949) translate (2.44cm 20.304cm)">
          <text:p text:style-name="P4"><text:span text:style-name="T2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3" draw:layer="layout" svg:x1="5.064cm" svg:y1="7.604cm" svg:x2="6.588cm" svg:y2="7.604cm">
          <text:p/>
        </draw:line>
        <draw:line draw:style-name="gr10" draw:text-style-name="P1" draw:layer="layout" svg:x1="4.81cm" svg:y1="7.35cm" svg:x2="6.588cm" svg:y2="7.35cm">
          <text:p/>
        </draw:line>
        <draw:line draw:style-name="gr10" draw:text-style-name="P1" draw:layer="layout" svg:x1="4.556cm" svg:y1="6.842cm" svg:x2="6.588cm" svg:y2="6.842cm">
          <text:p/>
        </draw:line>
        <draw:line draw:style-name="gr15" draw:text-style-name="P1" draw:layer="layout" svg:x1="5.318cm" svg:y1="7.858cm" svg:x2="6.588cm" svg:y2="7.858cm">
          <text:p/>
        </draw:line>
        <draw:line draw:style-name="gr10" draw:text-style-name="P1" draw:layer="layout" svg:x1="4.302cm" svg:y1="6.588cm" svg:x2="6.588cm" svg:y2="6.588cm">
          <text:p/>
        </draw:line>
        <draw:line draw:style-name="gr10" draw:text-style-name="P1" draw:layer="layout" svg:x1="4.048cm" svg:y1="6.334cm" svg:x2="6.588cm" svg:y2="6.334cm">
          <text:p/>
        </draw:line>
        <draw:line draw:style-name="gr16" draw:text-style-name="P1" draw:layer="layout" svg:x1="3.794cm" svg:y1="5.953cm" svg:x2="6.334cm" svg:y2="5.953cm">
          <text:p/>
        </draw:line>
        <draw:line draw:style-name="gr16" draw:text-style-name="P1" draw:layer="layout" svg:x1="3.54cm" svg:y1="5.699cm" svg:x2="6.334cm" svg:y2="5.699cm">
          <text:p/>
        </draw:line>
        <draw:line draw:style-name="gr6" draw:text-style-name="P7" draw:layer="layout" svg:x1="3.032cm" svg:y1="19.542cm" svg:x2="3.032cm" svg:y2="16.748cm">
          <text:p text:style-name="P6"><text:span text:style-name="T2">vin</text:span></text:p>
          <text:p text:style-name="P6"><text:span text:style-name="T2"/></text:p>
        </draw:line>
        <draw:line draw:style-name="gr6" draw:text-style-name="P7" draw:layer="layout" svg:x1="3.286cm" svg:y1="19.542cm" svg:x2="3.286cm" svg:y2="5.445cm">
          <text:p text:style-name="P6"><text:span text:style-name="T2">gnd</text:span></text:p>
          <text:p text:style-name="P6"><text:span text:style-name="T2"/></text:p>
        </draw:line>
        <draw:line draw:style-name="gr16" draw:text-style-name="P1" draw:layer="layout" svg:x1="3.286cm" svg:y1="5.445cm" svg:x2="6.334cm" svg:y2="5.445cm">
          <text:p/>
        </draw:line>
        <draw:line draw:style-name="gr16" draw:text-style-name="P1" draw:layer="layout" svg:x1="3.032cm" svg:y1="5.191cm" svg:x2="6.334cm" svg:y2="5.191cm">
          <text:p/>
        </draw:line>
        <draw:line draw:style-name="gr4" draw:text-style-name="P7" draw:layer="layout" svg:x1="6.715cm" svg:y1="8.874cm" svg:x2="7.858cm" svg:y2="8.874cm">
          <text:p text:style-name="P6"><text:span text:style-name="T2">xdir</text:span></text:p>
          <text:p text:style-name="P6"><text:span text:style-name="T2"/></text:p>
        </draw:line>
        <draw:line draw:style-name="gr4" draw:text-style-name="P7" draw:layer="layout" svg:x1="6.715cm" svg:y1="8.62cm" svg:x2="8.112cm" svg:y2="8.62cm">
          <text:p text:style-name="P6"><text:span text:style-name="T2">xstep</text:span></text:p>
          <text:p text:style-name="P6"><text:span text:style-name="T2"/></text:p>
        </draw:line>
        <draw:custom-shape draw:style-name="gr5" draw:text-style-name="P8" draw:layer="layout" svg:width="1.27cm" svg:height="1.27cm" svg:x="19.923cm" svg:y="12.43cm">
          <text:p text:style-name="P4"><text:span text:style-name="T1">z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27cm" svg:height="0.254cm" draw:transform="rotate (1.5707963267949) translate (18.272cm 13.7cm)">
          <text:p text:style-name="P4"><text:span text:style-name="T3">cam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27cm" svg:height="0.254cm" draw:transform="rotate (1.5707963267949) translate (17.764cm 13.7cm)">
          <text:p text:style-name="P4"><text:span text:style-name="T3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4.445cm" svg:height="0.254cm" svg:x="17.891cm" svg:y="8.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27cm" svg:height="0.254cm" draw:transform="rotate (1.5707963267949) translate (19.288cm 13.7cm)">
          <text:p text:style-name="P4"><text:span text:style-name="T3">z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0.508cm" svg:height="0.254cm" draw:transform="rotate (1.5707963267949) translate (10.525cm 15.224cm)">
          <text:p text:style-name="P4"><text:span text:style-name="T3">y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0.508cm" svg:height="0.254cm" draw:transform="rotate (1.5707963267949) translate (10.525cm 3.54cm)">
          <text:p text:style-name="P4"><text:span text:style-name="T3">y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6.715cm" svg:y1="9.128cm" svg:x2="9.128cm" svg:y2="9.128cm">
          <text:p text:style-name="P6"><text:span text:style-name="T2">xlim</text:span></text:p>
          <text:p text:style-name="P6"><text:span text:style-name="T2"/></text:p>
        </draw:line>
        <draw:line draw:style-name="gr6" draw:text-style-name="P7" draw:layer="layout" svg:x1="21.066cm" svg:y1="12.43cm" svg:x2="21.066cm" svg:y2="8.874cm">
          <text:p text:style-name="P6"><text:span text:style-name="T2">vin</text:span></text:p>
          <text:p text:style-name="P6"><text:span text:style-name="T2"/></text:p>
        </draw:line>
        <draw:line draw:style-name="gr6" draw:text-style-name="P7" draw:layer="layout" svg:x1="20.812cm" svg:y1="12.43cm" svg:x2="20.812cm" svg:y2="8.874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20.558cm" svg:y1="12.43cm" svg:x2="20.558cm" svg:y2="8.874cm">
          <text:p text:style-name="P6"><text:span text:style-name="T2">zst</text:span><text:span text:style-name="T2">ep</text:span></text:p>
          <text:p text:style-name="P6"><text:span text:style-name="T2"/></text:p>
        </draw:line>
        <draw:line draw:style-name="gr4" draw:text-style-name="P7" draw:layer="layout" svg:x1="20.304cm" svg:y1="12.43cm" svg:x2="20.304cm" svg:y2="8.874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20.05cm" svg:y1="12.43cm" svg:x2="20.05cm" svg:y2="8.874cm">
          <text:p text:style-name="P6"><text:span text:style-name="T2">s</text:span><text:span text:style-name="T2">t</text:span><text:span text:style-name="T2">e</text:span><text:span text:style-name="T2">p</text:span><text:span text:style-name="T2">e</text:span><text:span text:style-name="T2">n</text:span></text:p>
          <text:p text:style-name="P6"><text:span text:style-name="T2"/></text:p>
        </draw:line>
        <draw:custom-shape draw:style-name="gr5" draw:text-style-name="P15" draw:layer="layout" svg:width="1.27cm" svg:height="1.27cm" svg:x="21.32cm" svg:y="11.414cm">
          <text:p text:style-name="P4"><text:span text:style-name="T4">dis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21.447cm" svg:y1="11.414cm" svg:x2="21.447cm" svg:y2="8.874cm">
          <text:p text:style-name="P6"><text:span text:style-name="T2">v</text:span><text:span text:style-name="T2">c</text:span><text:span text:style-name="T2">c</text:span></text:p>
          <text:p text:style-name="P6"><text:span text:style-name="T2"/></text:p>
        </draw:line>
        <draw:line draw:style-name="gr6" draw:text-style-name="P7" draw:layer="layout" svg:x1="21.701cm" svg:y1="11.414cm" svg:x2="21.701cm" svg:y2="8.874cm">
          <text:p text:style-name="P6"><text:span text:style-name="T2">g</text:span><text:span text:style-name="T2">n</text:span><text:span text:style-name="T2">d</text:span></text:p>
          <text:p text:style-name="P6"><text:span text:style-name="T2"/></text:p>
        </draw:line>
        <draw:line draw:style-name="gr4" draw:text-style-name="P7" draw:layer="layout" svg:x1="21.955cm" svg:y1="11.414cm" svg:x2="21.955cm" svg:y2="8.874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22.209cm" svg:y1="11.414cm" svg:x2="22.209cm" svg:y2="8.874cm">
          <text:p text:style-name="P6"><text:span text:style-name="T2">drx</text:span></text:p>
          <text:p text:style-name="P6"><text:span text:style-name="T2"/></text:p>
        </draw:line>
        <draw:line draw:style-name="gr4" draw:text-style-name="P7" draw:layer="layout" svg:x1="19.542cm" svg:y1="12.43cm" svg:x2="19.542cm" svg:y2="8.874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19.288cm" svg:y1="12.43cm" svg:x2="19.288cm" svg:y2="8.874cm">
          <text:p text:style-name="P6"><text:span text:style-name="T2">zlim</text:span></text:p>
          <text:p text:style-name="P6"><text:span text:style-name="T2"/></text:p>
        </draw:line>
        <draw:custom-shape draw:style-name="gr5" draw:text-style-name="P8" draw:layer="layout" svg:width="1.27cm" svg:height="1.27cm" svg:x="7.5cm" svg:y="9.523cm">
          <text:p text:style-name="P4"><text:span text:style-name="T1">x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7" draw:layer="layout" svg:x1="9.128cm" svg:y1="9.128cm" svg:x2="24.749cm" svg:y2="9.128cm">
          <text:p/>
        </draw:line>
        <draw:custom-shape draw:style-name="gr21" draw:text-style-name="P11" draw:layer="layout" svg:width="1.778cm" svg:height="0.254cm" draw:transform="rotate (1.5707963267949) translate (11.414cm 10.652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.778cm" svg:height="0.254cm" draw:transform="rotate (1.5707963267949) translate (24.876cm 10.652cm)">
          <text:p/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8.78cm" svg:y1="12.43cm" svg:x2="18.78cm" svg:y2="8.874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19.034cm" svg:y1="12.43cm" svg:x2="19.034cm" svg:y2="8.874cm">
          <text:p text:style-name="P6"><text:span text:style-name="T2">gnd</text:span></text:p>
          <text:p text:style-name="P6"><text:span text:style-name="T2"/></text:p>
        </draw:line>
        <draw:line draw:style-name="gr13" draw:text-style-name="P7" draw:layer="layout" svg:x1="18.399cm" svg:y1="12.43cm" svg:x2="18.399cm" svg:y2="8.874cm">
          <text:p text:style-name="P6"><text:span text:style-name="T2">usb</text:span></text:p>
          <text:p text:style-name="P6"><text:span text:style-name="T2"/></text:p>
        </draw:line>
        <draw:line draw:style-name="gr13" draw:text-style-name="P7" draw:layer="layout" svg:x1="17.891cm" svg:y1="12.43cm" svg:x2="17.891cm" svg:y2="8.874cm">
          <text:p text:style-name="P6"><text:span text:style-name="T2">air</text:span></text:p>
          <text:p text:style-name="P6"><text:span text:style-name="T2"/></text:p>
        </draw:line>
        <draw:line draw:style-name="gr22" draw:text-style-name="P1" draw:layer="layout" svg:x1="2.524cm" svg:y1="4.937cm" svg:x2="6.588cm" svg:y2="4.937cm">
          <text:p/>
        </draw:line>
        <draw:line draw:style-name="gr22" draw:text-style-name="P1" draw:layer="layout" svg:x1="2.27cm" svg:y1="4.683cm" svg:x2="6.588cm" svg:y2="4.683cm">
          <text:p/>
        </draw:line>
        <draw:line draw:style-name="gr12" draw:text-style-name="P7" draw:layer="layout" svg:x1="6.588cm" svg:y1="7.858cm" svg:x2="18.018cm" svg:y2="7.858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6.588cm" svg:y1="6.842cm" svg:x2="19.034cm" svg:y2="6.842cm">
          <text:p text:style-name="P6"><text:span text:style-name="T2">zlim</text:span></text:p>
          <text:p text:style-name="P6"><text:span text:style-name="T2"/></text:p>
        </draw:line>
        <draw:line draw:style-name="gr4" draw:text-style-name="P7" draw:layer="layout" svg:x1="6.588cm" svg:y1="6.588cm" svg:x2="19.288cm" svg:y2="6.588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6.588cm" svg:y1="6.334cm" svg:x2="19.542cm" svg:y2="6.334cm">
          <text:p text:style-name="P6"><text:span text:style-name="T2">zstep</text:span></text:p>
          <text:p text:style-name="P6"><text:span text:style-name="T2"/></text:p>
        </draw:line>
        <draw:line draw:style-name="gr6" draw:text-style-name="P7" draw:layer="layout" svg:x1="6.588cm" svg:y1="5.953cm" svg:x2="19.796cm" svg:y2="5.953cm">
          <text:p text:style-name="P6"><text:span text:style-name="T2">gnd</text:span></text:p>
          <text:p text:style-name="P6"><text:span text:style-name="T2"/></text:p>
        </draw:line>
        <draw:line draw:style-name="gr6" draw:text-style-name="P7" draw:layer="layout" svg:x1="6.588cm" svg:y1="5.699cm" svg:x2="20.05cm" svg:y2="5.699cm">
          <text:p text:style-name="P6"><text:span text:style-name="T2">vcc</text:span></text:p>
          <text:p text:style-name="P6"><text:span text:style-name="T2"/></text:p>
        </draw:line>
        <draw:line draw:style-name="gr6" draw:text-style-name="P7" draw:layer="layout" svg:x1="6.588cm" svg:y1="5.445cm" svg:x2="20.304cm" svg:y2="5.445cm">
          <text:p text:style-name="P6"><text:span text:style-name="T2">gnd</text:span></text:p>
          <text:p text:style-name="P6"><text:span text:style-name="T2"/></text:p>
        </draw:line>
        <draw:line draw:style-name="gr6" draw:text-style-name="P7" draw:layer="layout" svg:x1="6.588cm" svg:y1="5.191cm" svg:x2="20.558cm" svg:y2="5.191cm">
          <text:p text:style-name="P6"><text:span text:style-name="T2">vin</text:span></text:p>
          <text:p text:style-name="P6"><text:span text:style-name="T2"/></text:p>
        </draw:line>
        <draw:line draw:style-name="gr13" draw:text-style-name="P7" draw:layer="layout" svg:x1="6.588cm" svg:y1="4.937cm" svg:x2="20.812cm" svg:y2="4.937cm">
          <text:p text:style-name="P6"><text:span text:style-name="T2">air</text:span></text:p>
          <text:p text:style-name="P6"><text:span text:style-name="T2"/></text:p>
        </draw:line>
        <draw:line draw:style-name="gr13" draw:text-style-name="P7" draw:layer="layout" svg:x1="6.588cm" svg:y1="4.683cm" svg:x2="21.066cm" svg:y2="4.683cm">
          <text:p text:style-name="P6"><text:span text:style-name="T2">usb</text:span></text:p>
          <text:p text:style-name="P6"><text:span text:style-name="T2"/></text:p>
        </draw:line>
        <draw:line draw:style-name="gr4" draw:text-style-name="P7" draw:layer="layout" svg:x1="6.588cm" svg:y1="7.356cm" svg:x2="18.526cm" svg:y2="7.35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6.588cm" svg:y1="7.604cm" svg:x2="18.272cm" svg:y2="7.604cm">
          <text:p text:style-name="P6"><text:span text:style-name="T2">d</text:span><text:span text:style-name="T2">r</text:span><text:span text:style-name="T2">x</text:span></text:p>
          <text:p text:style-name="P6"><text:span text:style-name="T2"/></text:p>
        </draw:line>
        <draw:line draw:style-name="gr10" draw:text-style-name="P1" draw:layer="layout" svg:x1="18.272cm" svg:y1="7.604cm" svg:x2="18.272cm" svg:y2="8.62cm">
          <text:p/>
        </draw:line>
        <draw:line draw:style-name="gr10" draw:text-style-name="P1" draw:layer="layout" svg:x1="18.526cm" svg:y1="7.35cm" svg:x2="18.526cm" svg:y2="8.62cm">
          <text:p/>
        </draw:line>
        <draw:line draw:style-name="gr15" draw:text-style-name="P1" draw:layer="layout" svg:x1="18.018cm" svg:y1="7.858cm" svg:x2="18.018cm" svg:y2="8.62cm">
          <text:p/>
        </draw:line>
        <draw:line draw:style-name="gr10" draw:text-style-name="P1" draw:layer="layout" svg:x1="19.034cm" svg:y1="6.842cm" svg:x2="19.034cm" svg:y2="8.62cm">
          <text:p/>
        </draw:line>
        <draw:line draw:style-name="gr10" draw:text-style-name="P1" draw:layer="layout" svg:x1="19.288cm" svg:y1="6.588cm" svg:x2="19.288cm" svg:y2="8.62cm">
          <text:p/>
        </draw:line>
        <draw:line draw:style-name="gr10" draw:text-style-name="P1" draw:layer="layout" svg:x1="19.542cm" svg:y1="6.334cm" svg:x2="19.542cm" svg:y2="8.62cm">
          <text:p/>
        </draw:line>
        <draw:line draw:style-name="gr16" draw:text-style-name="P1" draw:layer="layout" svg:x1="19.796cm" svg:y1="5.953cm" svg:x2="19.796cm" svg:y2="8.62cm">
          <text:p/>
        </draw:line>
        <draw:line draw:style-name="gr16" draw:text-style-name="P1" draw:layer="layout" svg:x1="20.05cm" svg:y1="5.699cm" svg:x2="20.05cm" svg:y2="8.62cm">
          <text:p/>
        </draw:line>
        <draw:line draw:style-name="gr16" draw:text-style-name="P1" draw:layer="layout" svg:x1="20.304cm" svg:y1="5.445cm" svg:x2="20.304cm" svg:y2="8.62cm">
          <text:p/>
        </draw:line>
        <draw:line draw:style-name="gr16" draw:text-style-name="P1" draw:layer="layout" svg:x1="20.558cm" svg:y1="5.191cm" svg:x2="20.558cm" svg:y2="8.62cm">
          <text:p/>
        </draw:line>
        <draw:line draw:style-name="gr22" draw:text-style-name="P1" draw:layer="layout" svg:x1="20.812cm" svg:y1="4.937cm" svg:x2="20.812cm" svg:y2="8.62cm">
          <text:p/>
        </draw:line>
        <draw:line draw:style-name="gr22" draw:text-style-name="P1" draw:layer="layout" svg:x1="21.066cm" svg:y1="4.683cm" svg:x2="21.066cm" svg:y2="8.62cm">
          <text:p/>
        </draw:line>
        <draw:custom-shape draw:style-name="gr23" draw:text-style-name="P5" draw:layer="layout" svg:width="1.111cm" svg:height="1.016cm" svg:x="4.245cm" svg:y="17.256cm">
          <text:p text:style-name="P4"><text:span text:style-name="T2">whe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draw:layer="layout" svg:width="4.858cm" svg:height="2.064cm" svg:x="22.082cm" svg:y="18.526cm">
          <text:p text:style-name="P16"><text:span text:style-name="T1">WorkBee Wire Routing</text:span></text:p>
          <text:p text:style-name="P16"><text:span text:style-name="T1">Craig Hollabaugh</text:span></text:p>
          <text:p text:style-name="P16"><text:span text:style-name="T1">1809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8" draw:layer="layout" svg:x1="24.749cm" svg:y1="9.128cm" svg:x2="24.749cm" svg:y2="9.382cm">
          <text:p/>
        </draw:line>
        <draw:custom-shape draw:style-name="gr19" draw:text-style-name="P14" draw:layer="layout" svg:width="0.508cm" svg:height="0.254cm" svg:x="11.922cm" svg:y="9.001cm">
          <text:p text:style-name="P4"><text:span text:style-name="T3">x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10.398cm" svg:y1="14.335cm" svg:x2="10.398cm" svg:y2="2.651cm">
          <text:p text:style-name="P6"><text:span text:style-name="T2"/></text:p>
        </draw:line>
        <draw:line draw:style-name="gr26" draw:text-style-name="P7" draw:layer="layout" svg:x1="9.382cm" svg:y1="13.065cm" svg:x2="9.382cm" svg:y2="2.651cm">
          <text:p/>
        </draw:line>
        <draw:line draw:style-name="gr26" draw:text-style-name="P7" draw:layer="layout" svg:x1="9.636cm" svg:y1="13.319cm" svg:x2="9.636cm" svg:y2="2.651cm">
          <text:p/>
        </draw:line>
        <draw:line draw:style-name="gr26" draw:text-style-name="P7" draw:layer="layout" svg:x1="8.62cm" svg:y1="9.509cm" svg:x2="8.62cm" svg:y2="5.191cm">
          <text:p/>
        </draw:line>
        <draw:line draw:style-name="gr26" draw:text-style-name="P7" draw:layer="layout" svg:x1="8.366cm" svg:y1="9.509cm" svg:x2="8.366cm" svg:y2="5.445cm">
          <text:p/>
        </draw:line>
        <draw:line draw:style-name="gr25" draw:text-style-name="P18" draw:layer="layout" svg:x1="7.858cm" svg:y1="9.509cm" svg:x2="7.858cm" svg:y2="8.874cm">
          <text:p/>
        </draw:line>
        <draw:line draw:style-name="gr25" draw:text-style-name="P18" draw:layer="layout" svg:x1="8.112cm" svg:y1="9.509cm" svg:x2="8.112cm" svg:y2="8.62cm">
          <text:p/>
        </draw:line>
        <draw:line draw:style-name="gr27" draw:text-style-name="P18" draw:layer="layout" svg:x1="3.286cm" svg:y1="13.319cm" svg:x2="9.636cm" svg:y2="13.319cm">
          <text:p text:style-name="P4"/>
        </draw:line>
        <draw:line draw:style-name="gr28" draw:text-style-name="P18" draw:layer="layout" svg:x1="3.032cm" svg:y1="13.065cm" svg:x2="9.382cm" svg:y2="13.065cm">
          <text:p/>
        </draw:line>
        <draw:line draw:style-name="gr28" draw:text-style-name="P18" draw:layer="layout" svg:x1="3.794cm" svg:y1="16.367cm" svg:x2="3.921cm" svg:y2="16.367cm">
          <text:p/>
        </draw:line>
        <draw:line draw:style-name="gr28" draw:text-style-name="P18" draw:layer="layout" svg:x1="3.54cm" svg:y1="16.621cm" svg:x2="3.921cm" svg:y2="16.621cm">
          <text:p/>
        </draw:line>
        <draw:line draw:style-name="gr25" draw:text-style-name="P18" draw:layer="layout" svg:x1="10.652cm" svg:y1="2.778cm" svg:x2="9.636cm" svg:y2="2.778cm">
          <text:p/>
        </draw:line>
        <draw:line draw:style-name="gr28" draw:text-style-name="P18" draw:layer="layout" svg:x1="4.175cm" svg:y1="19.415cm" svg:x2="3.286cm" svg:y2="19.415cm">
          <text:p/>
        </draw:line>
        <draw:line draw:style-name="gr29" draw:text-style-name="P18" draw:layer="layout" svg:x1="3.032cm" svg:y1="18.653cm" svg:x2="4.048cm" svg:y2="18.653cm">
          <text:p/>
        </draw:line>
        <draw:line draw:style-name="gr28" draw:text-style-name="P18" draw:layer="layout" svg:x1="4.175cm" svg:y1="19.415cm" svg:x2="4.175cm" svg:y2="19.288cm">
          <text:p/>
        </draw:line>
        <draw:custom-shape draw:style-name="gr30" draw:text-style-name="P12" draw:layer="layout" svg:width="0.127cm" svg:height="0.127cm" svg:x="4.17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9" draw:layer="layout" svg:width="2.159cm" svg:height="0.526cm" svg:x="4.079cm" svg:y="16.676cm">
          <draw:text-box>
            <text:p><text:span text:style-name="T2">POWER</text:span></text:p>
          </draw:text-box>
        </draw:frame>
        <draw:line draw:style-name="gr32" draw:text-style-name="P18" draw:layer="layout" svg:x1="3.159cm" svg:y1="14.843cm" svg:x2="6.334cm" svg:y2="14.843cm">
          <text:p/>
        </draw:line>
        <draw:line draw:style-name="gr12" draw:text-style-name="P7" draw:layer="layout" svg:x1="6.334cm" svg:y1="16.24cm" svg:x2="6.334cm" svg:y2="14.843cm">
          <text:p text:style-name="P6"><text:span text:style-name="T2">msense</text:span></text:p>
          <text:p text:style-name="P6"><text:span text:style-name="T2"/></text:p>
        </draw:line>
        <draw:line draw:style-name="gr1" draw:text-style-name="P1" draw:layer="layout" svg:x1="8.747cm" svg:y1="17.51cm" svg:x2="7.985cm" svg:y2="17.002cm">
          <text:p/>
        </draw:line>
        <draw:line draw:style-name="gr1" draw:text-style-name="P1" draw:layer="layout" svg:x1="8.747cm" svg:y1="17.51cm" svg:x2="7.858cm" svg:y2="17.002cm">
          <text:p/>
        </draw:line>
        <draw:line draw:style-name="gr1" draw:text-style-name="P1" draw:layer="layout" svg:x1="8.747cm" svg:y1="17.51cm" svg:x2="7.223cm" svg:y2="17.002cm">
          <text:p/>
        </draw:line>
        <draw:line draw:style-name="gr1" draw:text-style-name="P1" draw:layer="layout" svg:x1="6.334cm" svg:y1="17.002cm" svg:x2="9.001cm" svg:y2="17.51cm">
          <text:p/>
        </draw:line>
        <draw:line draw:style-name="gr1" draw:text-style-name="P1" draw:layer="layout" svg:x1="7.403cm" svg:y1="17.338cm" svg:x2="8.747cm" svg:y2="17.51cm">
          <text:p/>
        </draw:line>
        <draw:line draw:style-name="gr1" draw:text-style-name="P1" draw:layer="layout" svg:x1="6.588cm" svg:y1="17.383cm" svg:x2="8.747cm" svg:y2="17.51cm">
          <text:p/>
        </draw:line>
        <draw:line draw:style-name="gr1" draw:text-style-name="P1" draw:layer="layout" svg:x1="7.35cm" svg:y1="17.383cm" svg:x2="8.747cm" svg:y2="17.51cm">
          <text:p/>
        </draw:line>
        <draw:line draw:style-name="gr1" draw:text-style-name="P1" draw:layer="layout" svg:x1="6.588cm" svg:y1="17.51cm" svg:x2="8.62cm" svg:y2="17.51cm">
          <text:p/>
        </draw:line>
        <draw:line draw:style-name="gr1" draw:text-style-name="P1" draw:layer="layout" svg:x1="7.096cm" svg:y1="17.002cm" svg:x2="8.874cm" svg:y2="17.51cm">
          <text:p/>
        </draw:line>
        <draw:line draw:style-name="gr1" draw:text-style-name="P1" draw:layer="layout" svg:x1="6.207cm" svg:y1="17.002cm" svg:x2="8.874cm" svg:y2="17.51cm">
          <text:p/>
        </draw:line>
        <draw:line draw:style-name="gr1" draw:text-style-name="P1" draw:layer="layout" svg:x1="6.588cm" svg:y1="18.145cm" svg:x2="8.747cm" svg:y2="17.637cm">
          <text:p/>
        </draw:line>
        <draw:line draw:style-name="gr1" draw:text-style-name="P1" draw:layer="layout" svg:x1="6.588cm" svg:y1="18.272cm" svg:x2="8.747cm" svg:y2="17.637cm">
          <text:p/>
        </draw:line>
        <draw:line draw:style-name="gr1" draw:text-style-name="P1" draw:layer="layout" svg:x1="7.35cm" svg:y1="18.145cm" svg:x2="8.747cm" svg:y2="17.764cm">
          <text:p/>
        </draw:line>
        <draw:line draw:style-name="gr1" draw:text-style-name="P1" draw:layer="layout" svg:x1="6.969cm" svg:y1="18.399cm" svg:x2="8.747cm" svg:y2="17.637cm">
          <text:p/>
        </draw:line>
        <draw:line draw:style-name="gr1" draw:text-style-name="P1" draw:layer="layout" svg:x1="7.985cm" svg:y1="18.018cm" svg:x2="8.874cm" svg:y2="17.637cm">
          <text:p/>
        </draw:line>
        <draw:line draw:style-name="gr1" draw:text-style-name="P1" draw:layer="layout" svg:x1="7.858cm" svg:y1="18.018cm" svg:x2="8.747cm" svg:y2="17.637cm">
          <text:p/>
        </draw:line>
        <draw:custom-shape draw:style-name="gr33" draw:text-style-name="P20" draw:layer="layout" svg:width="0.556cm" svg:height="0.508cm" svg:x="6.08cm" svg:y="16.494cm">
          <text:p text:style-name="P4"><text:span text:style-name="T5">X</text:span>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0.555cm" svg:height="0.508cm" svg:x="7.746cm" svg:y="16.494cm">
          <text:p text:style-name="P4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0.555cm" svg:height="0.508cm" svg:x="6.913cm" svg:y="16.494cm">
          <text:p text:style-name="P4"><text:span text:style-name="T5">Y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27cm" svg:height="0.127cm" svg:x="6.106cm" svg:y="1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27cm" svg:height="0.127cm" svg:x="6.946cm" svg:y="16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27cm" svg:height="0.127cm" svg:x="7.776cm" svg:y="1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0" draw:layer="layout" svg:width="0.555cm" svg:height="0.508cm" svg:x="6.913cm" svg:y="17.256cm">
          <text:p text:style-name="P4"><text:span text:style-name="T5">*10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56cm" svg:height="0.508cm" svg:x="6.08cm" svg:y="17.256cm">
          <text:p text:style-name="P4"><text:span text:style-name="T5">*1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27cm" svg:height="0.127cm" svg:x="6.109cm" svg:y="1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27cm" svg:height="0.127cm" svg:x="6.941cm" svg:y="17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27cm" svg:height="0.127cm" svg:x="6.105cm" svg:y="1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271cm" svg:y1="17.51cm" svg:x2="10.652cm" svg:y2="16.875cm">
          <text:p/>
        </draw:line>
        <draw:line draw:style-name="gr1" draw:text-style-name="P1" draw:layer="layout" svg:x1="11.16cm" svg:y1="17.129cm" svg:x2="10.271cm" svg:y2="17.51cm">
          <text:p/>
        </draw:line>
        <draw:line draw:style-name="gr1" draw:text-style-name="P1" draw:layer="layout" svg:x1="10.652cm" svg:y1="17.637cm" svg:x2="10.271cm" svg:y2="17.51cm">
          <text:p/>
        </draw:line>
        <draw:custom-shape draw:style-name="gr36" draw:text-style-name="P5" draw:layer="layout" svg:width="0.603cm" svg:height="0.635cm" svg:x="10.525cm" svg:y="16.367cm">
          <text:p text:style-name="P4"><text:span text:style-name="T2">re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2" draw:layer="layout" svg:width="0.603cm" svg:height="0.635cm" svg:x="11.033cm" svg:y="16.875cm">
          <text:p text:style-name="P21"><text:span text:style-name="T2">feed</text:span></text:p>
          <text:p text:style-name="P21"><text:span text:style-name="T2">ho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4" draw:layer="layout" svg:width="0.603cm" svg:height="0.635cm" svg:x="10.557cm" svg:y="17.383cm">
          <text:p text:style-name="P23"><text:span text:style-name="T2">cycle</text:span></text:p>
          <text:p text:style-name="P23"><text:span text:style-name="T2">start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493cm" svg:y1="17.51cm" svg:x2="8.239cm" svg:y2="17.51cm">
          <text:p/>
        </draw:line>
        <draw:custom-shape draw:style-name="gr37" draw:text-style-name="P25" draw:layer="layout" svg:width="0.555cm" svg:height="0.508cm" svg:x="10.097cm" svg:y="18.272cm">
          <text:p text:style-name="P4"><text:span text:style-name="T5">SD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906cm" svg:y1="18.272cm" svg:x2="9.89cm" svg:y2="17.637cm">
          <text:p/>
        </draw:line>
        <draw:custom-shape draw:style-name="gr38" draw:text-style-name="P20" draw:layer="layout" svg:width="0.635cm" svg:height="0.508cm" svg:x="9.382cm" svg:y="18.272cm">
          <text:p text:style-name="P4"><text:span text:style-name="T5">USB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398cm" svg:y1="18.272cm" svg:x2="9.89cm" svg:y2="17.637cm">
          <text:p/>
        </draw:line>
        <draw:custom-shape draw:style-name="gr39" draw:text-style-name="P25" draw:layer="layout" svg:width="1.016cm" svg:height="0.508cm" svg:x="9.382cm" svg:y="16.494cm">
          <text:p text:style-name="P4"><text:span text:style-name="T5">Display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89cm" svg:y1="17.256cm" svg:x2="9.89cm" svg:y2="17.002cm">
          <text:p/>
        </draw:line>
        <draw:frame draw:style-name="gr40" draw:text-style-name="P26" draw:layer="layout" svg:width="0.772cm" svg:height="0.408cm" draw:transform="rotate (1.5707963267949) translate (9.622cm 17.484cm)">
          <draw:text-box>
            <text:p><text:span text:style-name="T6">I2C</text:span></text:p>
          </draw:text-box>
        </draw:frame>
        <draw:frame draw:style-name="gr40" draw:text-style-name="P26" draw:layer="layout" svg:width="0.772cm" svg:height="0.408cm" draw:transform="rotate (1.5707963267949) translate (9.09cm 17.726cm)">
          <draw:text-box>
            <text:p><text:span text:style-name="T6">I2C</text:span></text:p>
          </draw:text-box>
        </draw:frame>
        <draw:custom-shape draw:style-name="gr19" draw:text-style-name="P14" draw:layer="layout" svg:width="0.508cm" svg:height="0.254cm" svg:x="24.114cm" svg:y="9.001cm">
          <text:p text:style-name="P4"><text:span text:style-name="T3">x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1" draw:layer="layout" svg:width="4.572cm" svg:height="0.254cm" svg:x="17.764cm" svg:y="10.39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1" draw:layer="layout" svg:width="3.429cm" svg:height="0.254cm" svg:x="17.764cm" svg:y="10.906cm">
          <text:p/>
          <draw:enhanced-geometry svg:viewBox="0 0 21600 21600" draw:type="rectangle" draw:enhanced-path="M 0 0 L 21600 0 21600 21600 0 21600 0 0 Z N"/>
        </draw:custom-shape>
        <draw:line draw:style-name="gr43" draw:text-style-name="P27" draw:layer="layout" svg:x1="23.86cm" svg:y1="16.494cm" svg:x2="25.384cm" svg:y2="16.494cm">
          <text:p text:style-name="P4"><text:span text:style-name="T2">other</text:span></text:p>
          <text:p text:style-name="P4"><text:span text:style-name="T2"/></text:p>
        </draw:line>
        <draw:line draw:style-name="gr44" draw:text-style-name="P28" draw:layer="layout" svg:x1="23.86cm" svg:y1="16.748cm" svg:x2="25.384cm" svg:y2="16.748cm">
          <text:p text:style-name="P4"><text:span text:style-name="T7">power</text:span></text:p>
          <text:p text:style-name="P4"><text:span text:style-name="T7"/></text:p>
        </draw:line>
        <draw:line draw:style-name="gr45" draw:text-style-name="P28" draw:layer="layout" svg:x1="23.86cm" svg:y1="17.002cm" svg:x2="25.384cm" svg:y2="17.002cm">
          <text:p text:style-name="P4"><text:span text:style-name="T7">digital</text:span></text:p>
          <text:p text:style-name="P4"><text:span text:style-name="T7"/></text:p>
        </draw:line>
        <draw:line draw:style-name="gr46" draw:text-style-name="P28" draw:layer="layout" svg:x1="23.86cm" svg:y1="17.256cm" svg:x2="25.384cm" svg:y2="17.256cm">
          <text:p text:style-name="P4"><text:span text:style-name="T7">analog</text:span></text:p>
          <text:p text:style-name="P4"><text:span text:style-name="T7"/></text:p>
        </draw:line>
        <draw:custom-shape draw:style-name="gr47" draw:text-style-name="P29" draw:layer="layout" svg:width="1.524cm" svg:height="0.508cm" svg:x="23.86cm" svg:y="17.51cm">
          <text:p text:style-name="P4"><text:span text:style-name="T5">futur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699cm" svg:y1="18.272cm" svg:x2="9.509cm" svg:y2="17.637cm">
          <text:p/>
        </draw:line>
        <draw:custom-shape draw:style-name="gr36" draw:text-style-name="P22" draw:layer="layout" svg:width="0.603cm" svg:height="0.635cm" svg:x="5.318cm" svg:y="18.018cm">
          <text:p text:style-name="P21"><text:span text:style-name="T2">feed</text:span></text:p>
          <text:p text:style-name="P21"><text:span text:style-name="T2">ov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5" draw:layer="layout" svg:width="0.889cm" svg:height="0.254cm" draw:transform="rotate (1.5707963267949) translate (2.905cm 17.637cm)">
          <text:p text:style-name="P4"><text:span text:style-name="T2">e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" draw:layer="layout" svg:x1="3.032cm" svg:y1="16.748cm" svg:x2="3.032cm" svg:y2="5.191cm">
          <text:p/>
        </draw:line>
        <draw:custom-shape draw:style-name="gr48" draw:text-style-name="P5" draw:layer="layout" svg:width="0.889cm" svg:height="0.254cm" draw:transform="rotate (1.5707963267949) translate (2.905cm 15.605cm)">
          <text:p text:style-name="P4"><text:span text:style-name="T2">mse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9" draw:text-style-name="P18" draw:layer="layout" svg:x1="1.762cm" svg:y1="14.081cm" svg:x2="20.177cm" svg:y2="14.081cm">
          <text:p/>
        </draw:line>
        <draw:custom-shape draw:style-name="gr50" draw:text-style-name="P5" draw:layer="layout" svg:width="1.111cm" svg:height="1.169cm" svg:x="20.05cm" svg:y="13.827cm">
          <text:p text:style-name="P4"><text:span text:style-name="T2">spin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30" draw:layer="layout" svg:x1="1cm" svg:y1="20.431cm" svg:x2="3.159cm" svg:y2="20.431cm">
          <text:p text:style-name="P2"><text:span text:style-name="T2">AC</text:span></text:p>
          <text:p text:style-name="P2"><text:span text:style-name="T2"/></text:p>
        </draw:line>
        <draw:line draw:style-name="gr49" draw:text-style-name="P18" draw:layer="layout" svg:x1="1.762cm" svg:y1="20.431cm" svg:x2="1.762cm" svg:y2="14.081cm">
          <text:p/>
        </draw:line>
        <draw:custom-shape draw:style-name="gr52" draw:text-style-name="P5" draw:layer="layout" svg:width="0.889cm" svg:height="0.635cm" draw:transform="rotate (1.5707963267949) translate (1.381cm 15.097cm)">
          <text:p text:style-name="P4"><text:span text:style-name="T2">AC</text:span></text:p>
          <text:p text:style-name="P4"><text:span text:style-name="T2">R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9" draw:text-style-name="P18" draw:layer="layout" svg:x1="3.159cm" svg:y1="20.304cm" svg:x2="3.16cm" svg:y2="20.431cm">
          <text:p/>
        </draw:line>
        <draw:line draw:style-name="gr51" draw:text-style-name="P31" draw:layer="layout" svg:x1="23.86cm" svg:y1="16.24cm" svg:x2="25.511cm" svg:y2="16.24cm">
          <text:p text:style-name="P4"><text:span text:style-name="T2">AC</text:span></text:p>
          <text:p text:style-name="P4"><text:span text:style-name="T2"/></text:p>
        </draw:line>
        <draw:path draw:style-name="gr25" draw:text-style-name="P18" draw:layer="layout" svg:width="1.602cm" svg:height="1.632cm" draw:transform="rotate (-1.5707963267949) translate (20.532cm 13.599cm)" svg:viewBox="0 0 1603 1633" svg:d="M0 1633c108-6 213-8 325-23 161-21 315-63 446-151 100-67 181-160 272-242 92-83 190-161 265-264 59-81 85-176 121-265s31-188 60-280c29-90 34-190 76-279l23-76 15-53">
          <text:p/>
        </draw:path>
        <draw:custom-shape draw:style-name="gr17" draw:text-style-name="P14" draw:layer="layout" svg:width="1.27cm" svg:height="0.254cm" draw:transform="rotate (1.5707963267949) translate (20.497cm 16.367cm)">
          <text:p text:style-name="P4"><text:span text:style-name="T3">pro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27cm" svg:height="0.254cm" draw:transform="rotate (1.5707963267949) translate (18.78cm 13.7cm)">
          <text:p text:style-name="P4"><text:span text:style-name="T3">j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5" draw:layer="layout" svg:width="0.555cm" svg:height="0.508cm" svg:x="10.732cm" svg:y="18.272cm">
          <text:p text:style-name="P4"><text:span text:style-name="T5">wifi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763cm" svg:y1="18.272cm" svg:x2="9.89cm" svg:y2="17.637cm">
          <text:p/>
        </draw:line>
        <draw:line draw:style-name="gr4" draw:text-style-name="P7" draw:layer="layout" svg:x1="4.048cm" svg:y1="16.24cm" svg:x2="4.048cm" svg:y2="6.334cm">
          <text:p text:style-name="P6"><text:span text:style-name="T2">zstep</text:span></text:p>
          <text:p text:style-name="P6"><text:span text:style-name="T2"/></text:p>
        </draw:line>
        <draw:line draw:style-name="gr4" draw:text-style-name="P7" draw:layer="layout" svg:x1="7.096cm" svg:y1="16.24cm" svg:x2="7.096cm" svg:y2="14.97cm">
          <text:p text:style-name="P6"><text:span text:style-name="T2">ast</text:span><text:span text:style-name="T2">ep</text:span></text:p>
          <text:p text:style-name="P6"><text:span text:style-name="T2"/></text:p>
        </draw:line>
        <draw:line draw:style-name="gr4" draw:text-style-name="P7" draw:layer="layout" svg:x1="7.35cm" svg:y1="16.24cm" svg:x2="7.35cm" svg:y2="14.97cm">
          <text:p text:style-name="P6"><text:span text:style-name="T2">a</text:span><text:span text:style-name="T2">li</text:span><text:span text:style-name="T2">m</text:span></text:p>
          <text:p text:style-name="P6"><text:span text:style-name="T2"/></text:p>
        </draw:line>
        <draw:line draw:style-name="gr4" draw:text-style-name="P7" draw:layer="layout" svg:x1="7.985cm" svg:y1="16.24cm" svg:x2="7.985cm" svg:y2="14.97cm">
          <text:p text:style-name="P6"><text:span text:style-name="T2">spi</text:span><text:span text:style-name="T2">ndir</text:span></text:p>
          <text:p text:style-name="P6"><text:span text:style-name="T2"/></text:p>
        </draw:line>
        <draw:line draw:style-name="gr4" draw:text-style-name="P7" draw:layer="layout" svg:x1="8.239cm" svg:y1="16.24cm" svg:x2="8.239cm" svg:y2="14.589cm">
          <text:p text:style-name="P6"><text:span text:style-name="T2">spine</text:span><text:span text:style-name="T2">nable</text:span></text:p>
          <text:p text:style-name="P6"><text:span text:style-name="T2"/></text:p>
        </draw:line>
        <draw:custom-shape draw:style-name="gr35" draw:text-style-name="P12" draw:layer="layout" svg:width="0.127cm" svg:height="0.127cm" svg:x="6.105cm" svg:y="1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0" draw:layer="layout" svg:width="0.555cm" svg:height="0.508cm" svg:x="7.746cm" svg:y="18.018cm">
          <text:p text:style-name="P4"><text:span text:style-name="T5">mm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27cm" svg:height="0.127cm" svg:x="7.775cm" svg:y="18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0" draw:layer="layout" svg:width="0.555cm" svg:height="0.508cm" svg:x="6.913cm" svg:y="18.018cm">
          <text:p text:style-name="P4"><text:span text:style-name="T5">gsel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27cm" svg:height="0.127cm" svg:x="6.945cm" svg:y="18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6cm" svg:height="0.508cm" svg:x="6.08cm" svg:y="18.018cm">
          <text:p text:style-name="P4"><text:span text:style-name="T5">sel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27cm" svg:height="0.127cm" svg:x="6.105cm" svg:y="1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0" draw:layer="layout" svg:width="0.555cm" svg:height="0.508cm" svg:x="7.731cm" svg:y="17.256cm">
          <text:p text:style-name="P4"><text:span text:style-name="T5">*100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27cm" svg:height="0.127cm" svg:x="7.759cm" svg:y="17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0" draw:layer="layout" svg:width="0.555cm" svg:height="0.508cm" svg:x="7.746cm" svg:y="18.78cm">
          <text:p text:style-name="P4"><text:span text:style-name="T5">hme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27cm" svg:height="0.127cm" svg:x="7.775cm" svg:y="19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0" draw:layer="layout" svg:width="0.555cm" svg:height="0.508cm" svg:x="6.913cm" svg:y="18.78cm">
          <text:p text:style-name="P4"><text:span text:style-name="T5">park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27cm" svg:height="0.127cm" svg:x="6.945cm" svg:y="19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6cm" svg:height="0.508cm" svg:x="6.08cm" svg:y="18.78cm">
          <text:p text:style-name="P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27cm" svg:height="0.127cm" svg:x="6.105cm" svg:y="1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382cm" svg:y1="17.51cm" svg:x2="9.001cm" svg:y2="17.51cm">
          <text:p/>
        </draw:line>
        <draw:custom-shape draw:style-name="gr34" draw:text-style-name="P20" draw:layer="layout" svg:width="0.555cm" svg:height="0.508cm" svg:x="8.62cm" svg:y="17.256cm">
          <text:p text:style-name="P4"><text:span text:style-name="T5">I/O</text:span></text:p>
          <draw:enhanced-geometry svg:viewBox="0 0 21600 21600" draw:type="rectangle" draw:enhanced-path="M 0 0 L 21600 0 21600 21600 0 21600 0 0 Z N"/>
        </draw:custom-shape>
        <draw:custom-shape draw:style-name="gr53" draw:text-style-name="P5" draw:layer="layout" svg:width="1.143cm" svg:height="0.254cm" draw:transform="rotate (1.5707963267949) translate (4.048cm 19.288cm)">
          <text:p text:style-name="P4"><text:span text:style-name="T2">+5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3.794cm" svg:y1="16.367cm" svg:x2="3.794cm" svg:y2="5.953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8.793cm" svg:y1="16.24cm" svg:x2="8.747cm" svg:y2="14.335cm">
          <text:p text:style-name="P6"><text:span text:style-name="T2">step</text:span><text:span text:style-name="T2">enab</text:span><text:span text:style-name="T2">le</text:span></text:p>
          <text:p text:style-name="P6"><text:span text:style-name="T2"/></text:p>
        </draw:line>
        <draw:custom-shape draw:style-name="gr38" draw:text-style-name="P20" draw:layer="layout" svg:width="0.635cm" svg:height="0.508cm" svg:x="8.62cm" svg:y="18.272cm">
          <text:p text:style-name="P4"><text:span text:style-name="T5">I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874cm" svg:y1="18.272cm" svg:x2="9.891cm" svg:y2="17.638cm">
          <text:p/>
        </draw:line>
        <draw:custom-shape draw:style-name="gr54" draw:text-style-name="P20" draw:layer="layout" svg:width="0.889cm" svg:height="0.508cm" svg:x="9.382cm" svg:y="17.256cm">
          <text:p text:style-name="P4"><text:span text:style-name="T5">PSoC</text:span></text:p>
          <draw:enhanced-geometry svg:viewBox="0 0 21600 21600" draw:type="rectangle" draw:enhanced-path="M 0 0 L 21600 0 21600 21600 0 21600 0 0 Z N"/>
        </draw:custom-shape>
        <draw:frame draw:style-name="gr55" draw:text-style-name="P32" draw:layer="layout" svg:width="1.016cm" svg:height="0.489cm" svg:x="3.186cm" svg:y="19.315cm">
          <draw:text-box>
            <text:p><text:span text:style-name="T8">GN</text:span><text:span text:style-name="T8">D</text:span></text:p>
          </draw:text-box>
        </draw:frame>
        <draw:custom-shape draw:style-name="gr30" draw:text-style-name="P12" draw:layer="layout" svg:width="0.127cm" svg:height="0.127cm" svg:x="4.429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9" draw:layer="layout" svg:width="2.159cm" svg:height="0.526cm" svg:x="4.359cm" svg:y="18.592cm">
          <draw:text-box>
            <text:p><text:span text:style-name="T2">ER</text:span><text:span text:style-name="T2">RO</text:span><text:span text:style-name="T2">R</text:span></text:p>
          </draw:text-box>
        </draw:frame>
        <draw:frame draw:style-name="gr31" draw:text-style-name="P19" draw:layer="layout" svg:width="2.159cm" svg:height="0.526cm" svg:x="4.359cm" svg:y="18.847cm">
          <draw:text-box>
            <text:p><text:span text:style-name="T2">HOL</text:span><text:span text:style-name="T2">DIN</text:span><text:span text:style-name="T2">G</text:span></text:p>
          </draw:text-box>
        </draw:frame>
        <draw:custom-shape draw:style-name="gr30" draw:text-style-name="P12" draw:layer="layout" svg:width="0.127cm" svg:height="0.127cm" svg:x="4.429cm" svg:y="19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254cm" svg:height="1.016cm" svg:x="6.334cm" svg:y="5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8" draw:layer="layout" svg:x1="8.874cm" svg:y1="9.382cm" svg:x2="8.874cm" svg:y2="5.953cm">
          <text:p/>
        </draw:line>
        <draw:custom-shape draw:style-name="gr56" draw:text-style-name="P33" draw:layer="layout" svg:width="0.254cm" svg:height="1.524cm" svg:x="16.24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254cm" svg:height="1.524cm" svg:x="5.572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254cm" svg:height="1.524cm" svg:x="12.049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3" draw:layer="layout" svg:width="0.254cm" svg:height="1.523cm" draw:transform="rotate (1.5685273987673) translate (18.145cm 8.11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8" draw:text-style-name="P33" draw:layer="layout" svg:width="0.254cm" svg:height="1.27cm" draw:transform="rotate (1.5685273987673) translate (3.921cm 14.4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3" draw:layer="layout" svg:width="0.254cm" svg:height="1.27cm" draw:transform="rotate (1.5685273987673) translate (3.921cm 10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4" draw:layer="layout" svg:width="0.381cm" svg:height="3.177cm" draw:transform="rotate (1.5707963267949) translate (17.889cm 8.647cm)">
          <draw:text-box>
            <text:p><text:span text:style-name="T9">4</text:span></text:p>
            <text:p><text:span text:style-name="T9">3</text:span></text:p>
            <text:p><text:span text:style-name="T9">58</text:span></text:p>
            <text:p><text:span text:style-name="T9">6</text:span></text:p>
            <text:p><text:span text:style-name="T9">7</text:span></text:p>
            <text:p><text:span text:style-name="T9">1</text:span></text:p>
            <text:p><text:span text:style-name="T9">2</text:span></text:p>
            <text:p><text:span text:style-name="T9">b</text:span></text:p>
            <text:p><text:span text:style-name="T9">c</text:span></text:p>
          </draw:text-box>
        </draw:frame>
        <draw:line draw:style-name="gr20" draw:text-style-name="P7" draw:layer="layout" svg:x1="2.016cm" svg:y1="14.589cm" svg:x2="8.239cm" svg:y2="14.589cm">
          <text:p/>
        </draw:line>
        <draw:frame draw:style-name="gr60" draw:text-style-name="P35" draw:layer="layout" svg:width="2.286cm" svg:height="1.27cm" svg:x="21.828cm" svg:y="15.859cm">
          <draw:text-box>
            <text:p><text:span text:style-name="T10">vcc </text:span><text:span text:style-name="T10">= </text:span><text:span text:style-name="T10">5.0</text:span><text:span text:style-name="T10">VD</text:span><text:span text:style-name="T10">C</text:span></text:p>
          </draw:text-box>
        </draw:frame>
        <draw:custom-shape draw:style-name="gr48" draw:text-style-name="P5" draw:layer="layout" svg:width="0.889cm" svg:height="0.254cm" draw:transform="rotate (1.5707963267949) translate (1.635cm 17.637cm)">
          <text:p text:style-name="P4"><text:span text:style-name="T2">e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4" draw:layer="layout" svg:width="0.508cm" svg:height="0.508cm" svg:x="20.939cm" svg:y="8.239cm">
          <text:p text:style-name="P4"><text:span text:style-name="T3">usb</text:span></text:p>
          <text:p text:style-name="P4"><text:span text:style-name="T3">h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36" draw:layer="layout" svg:width="0.762cm" svg:height="0.649cm" draw:transform="rotate (1.5707963267949) translate (21.701cm 12.049cm)">
          <draw:text-box>
            <text:p text:style-name="P16"><text:span text:style-name="T11">blu</text:span></text:p>
            <text:p text:style-name="P16"><text:span text:style-name="T11">yel</text:span></text:p>
          </draw:text-box>
        </draw:frame>
        <draw:frame draw:style-name="gr63" draw:text-style-name="P38" draw:layer="layout" svg:width="3.81cm" svg:height="3.048cm" svg:x="1.427cm" svg:y="1.427cm">
          <draw:text-box>
            <text:p text:style-name="P37"><text:span text:style-name="T12">ST</text:span><text:span text:style-name="T12">EP</text:span><text:span text:style-name="T12">EN</text:span><text:span text:style-name="T12"><text:tab/></text:span><text:span text:style-name="T12">RE</text:span><text:span text:style-name="T12">D</text:span></text:p>
            <text:p text:style-name="P37"><text:span text:style-name="T12">ST</text:span><text:span text:style-name="T12">EP</text:span><text:span text:style-name="T12"><text:tab/></text:span><text:span text:style-name="T12">W</text:span><text:span text:style-name="T12">HT</text:span></text:p>
            <text:p text:style-name="P37"><text:span text:style-name="T12">DI</text:span><text:span text:style-name="T12">R</text:span><text:span text:style-name="T12"><text:tab/></text:span><text:span text:style-name="T12">G</text:span><text:span text:style-name="T12">R</text:span><text:span text:style-name="T12">N</text:span></text:p>
            <text:p text:style-name="P37"><text:span text:style-name="T12">LI</text:span><text:span text:style-name="T12">M</text:span><text:span text:style-name="T12"><text:tab/></text:span><text:span text:style-name="T12">BL</text:span><text:span text:style-name="T12">K</text:span></text:p>
            <text:p text:style-name="P37"><text:span text:style-name="T12">DT</text:span><text:span text:style-name="T12">X</text:span><text:span text:style-name="T12"><text:tab/></text:span><text:span text:style-name="T12">BL</text:span><text:span text:style-name="T12">U</text:span></text:p>
            <text:p text:style-name="P37"><text:span text:style-name="T12">D</text:span><text:span text:style-name="T12">RX</text:span><text:span text:style-name="T12"><text:tab/></text:span><text:span text:style-name="T12">YE</text:span><text:span text:style-name="T12">L</text:span></text:p>
            <text:p text:style-name="P37"><text:span text:style-name="T12">PR</text:span><text:span text:style-name="T12">O</text:span><text:span text:style-name="T12">BE</text:span><text:span text:style-name="T12"><text:tab/></text:span><text:span text:style-name="T12">O</text:span><text:span text:style-name="T12">R</text:span><text:span text:style-name="T12">G</text:span></text:p>
          </draw:text-box>
        </draw:frame>
        <draw:line draw:style-name="gr4" draw:text-style-name="P10" draw:layer="layout" svg:x1="10.525cm" svg:y1="2.556cm" svg:x2="25.385cm" svg:y2="2.556cm">
          <text:p text:style-name="P9"><text:span text:style-name="T2">ste</text:span><text:span text:style-name="T2">pen</text:span></text:p>
          <text:p text:style-name="P9"><text:span text:style-name="T2"/></text:p>
        </draw:line>
        <draw:line draw:style-name="gr4" draw:text-style-name="P7" draw:layer="layout" svg:x1="6.715cm" svg:y1="9.382cm" svg:x2="7.604cm" svg:y2="9.382cm">
          <text:p text:style-name="P6"><text:span text:style-name="T2">ste</text:span><text:span text:style-name="T2">pen</text:span></text:p>
          <text:p text:style-name="P6"><text:span text:style-name="T2"/></text:p>
        </draw:line>
        <draw:line draw:style-name="gr20" draw:text-style-name="P7" draw:layer="layout" svg:x1="6.334cm" svg:y1="9.382cm" svg:x2="6.461cm" svg:y2="9.382cm">
          <text:p/>
        </draw:line>
        <draw:line draw:style-name="gr20" draw:text-style-name="P7" draw:layer="layout" svg:x1="7.604cm" svg:y1="9.509cm" svg:x2="7.604cm" svg:y2="9.382cm">
          <text:p/>
        </draw:line>
        <draw:line draw:style-name="gr20" draw:text-style-name="P7" draw:layer="layout" svg:x1="6.334cm" svg:y1="14.335cm" svg:x2="6.334cm" svg:y2="9.382cm">
          <text:p/>
        </draw:line>
        <draw:line draw:style-name="gr25" draw:text-style-name="P18" draw:layer="layout" svg:x1="4.683cm" svg:y1="14.335cm" svg:x2="10.398cm" svg:y2="14.335cm">
          <text:p/>
        </draw:line>
        <draw:line draw:style-name="gr4" draw:text-style-name="P7" draw:layer="layout" svg:x1="6.588cm" svg:y1="7.096cm" svg:x2="18.78cm" svg:y2="7.096cm">
          <text:p text:style-name="P6"><text:span text:style-name="T2">stepen</text:span></text:p>
          <text:p text:style-name="P6"><text:span text:style-name="T2"/></text:p>
        </draw:line>
        <draw:line draw:style-name="gr10" draw:text-style-name="P1" draw:layer="layout" svg:x1="18.78cm" svg:y1="7.096cm" svg:x2="18.78cm" svg:y2="8.62cm">
          <text:p/>
        </draw:line>
        <draw:line draw:style-name="gr10" draw:text-style-name="P13" draw:layer="layout" svg:x1="4.683cm" svg:y1="7.096cm" svg:x2="6.588cm" svg:y2="7.096cm">
          <text:p/>
        </draw:line>
        <draw:line draw:style-name="gr10" draw:text-style-name="P13" draw:layer="layout" svg:x1="4.684cm" svg:y1="7.096cm" svg:x2="4.683cm" svg:y2="14.3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7T13:55:22.122591154</meta:creation-date>
    <dc:date>2018-09-15T01:03:48.962707581</dc:date>
    <meta:editing-duration>P1DT7H20M44S</meta:editing-duration>
    <meta:editing-cycles>148</meta:editing-cycles>
    <meta:generator>LibreOffice/5.1.6.2$Linux_X86_64 LibreOffice_project/10m0$Build-2</meta:generator>
    <meta:printed-by>Craig Hollabaugh</meta:printed-by>
    <meta:print-date>2018-09-03T07:52:44.824322079</meta:print-date>
    <meta:document-statistic meta:object-count="259"/>
  </office:meta>
</office:document-meta>
</file>